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8bcb" officeooo:paragraph-rsid="00118bcb"/>
    </style:style>
    <style:style style:name="P2" style:family="paragraph" style:parent-style-name="Standard">
      <style:paragraph-properties fo:text-align="start" style:justify-single-word="false"/>
      <style:text-properties officeooo:rsid="00118bcb" officeooo:paragraph-rsid="00118bcb"/>
    </style:style>
    <style:style style:name="P3" style:family="paragraph" style:parent-style-name="Standard">
      <style:paragraph-properties fo:text-align="start" style:justify-single-word="false"/>
      <style:text-properties officeooo:rsid="00127558" officeooo:paragraph-rsid="00127558"/>
    </style:style>
    <style:style style:name="P4" style:family="paragraph" style:parent-style-name="Standard">
      <style:paragraph-properties fo:text-align="start" style:justify-single-word="false"/>
      <style:text-properties officeooo:paragraph-rsid="00127558"/>
    </style:style>
    <style:style style:name="T1" style:family="text">
      <style:text-properties officeooo:rsid="00127558"/>
    </style:style>
    <style:style style:name="T2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ProximaNov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27558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 </text:p>
      <text:p text:style-name="P1"/>
      <text:p text:style-name="P1"/>
      <text:p text:style-name="P2">1-</text:p>
      <text:p text:style-name="P2">a)Pois ele fez coisas as quais irritaram o major consilva.</text:p>
      <text:p text:style-name="P2">b)<text:span text:style-name="T1">Devia trabalhar por três , ajudar os outros sempre que puder e moderar o mau gênio.</text:span></text:p>
      <text:p text:style-name="P3">c)Pois ele ia para o ceu de qualquer jeito.</text:p>
      <text:p text:style-name="P3"/>
      <text:p text:style-name="P3">2-a)Como a língua portuguesa era falada antigamente </text:p>
      <text:p text:style-name="P3">b)Que em cada região eles são diferentes.</text:p>
      <text:p text:style-name="P4"><text:span text:style-name="T1">c)Pois um assunto tratado como regionalista pode se aplicar em vários contextos.</text:span></text:p>
      <text:p text:style-name="P4"><text:span text:style-name="T5">3-</text:span><text:span text:style-name="T4">Confirma o sentido moral do provérbio, uma vez que o protagonista realiza uma série de ações para corrigir seu caráter e reordenar eticamente sua vida.</text:span></text:p>
      <text:p text:style-name="P3">4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9:02:37.858245497</meta:creation-date>
    <dc:date>2020-11-18T09:22:44.126784052</dc:date>
    <meta:editing-duration>PT9M56S</meta:editing-duration>
    <meta:editing-cycles>1</meta:editing-cycles>
    <meta:document-statistic meta:table-count="0" meta:image-count="0" meta:object-count="0" meta:page-count="1" meta:paragraph-count="10" meta:word-count="91" meta:character-count="539" meta:non-whitespace-character-count="456"/>
    <meta:generator>LibreOffice/6.4.6.2$Linux_X86_64 LibreOffice_project/40$Build-2</meta:generator>
  </office:meta>
</office:document-meta>
</file>